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DE000000D66C0085DFD5956EFC.png" manifest:media-type="image/png"/>
  <manifest:file-entry manifest:full-path="Pictures/10004FA300004BE5000016277232C1F4BFB5624D.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8.604cm" fo:margin-left="0cm" table:align="left"/>
    </style:style>
    <style:style style:name="Tableau1.A" style:family="table-column">
      <style:table-column-properties style:column-width="9.491cm"/>
    </style:style>
    <style:style style:name="Tableau1.B" style:family="table-column">
      <style:table-column-properties style:column-width="9.112cm"/>
    </style:style>
    <style:style style:name="Tableau1.A1" style:family="table-cell">
      <style:table-cell-properties fo:padding="0.097cm" fo:border="none"/>
    </style:style>
    <style:style style:name="Table2" style:family="table">
      <style:table-properties style:width="18.604cm" fo:margin-left="0cm" table:align="left"/>
    </style:style>
    <style:style style:name="Table2.A" style:family="table-column">
      <style:table-column-properties style:column-width="3.605cm"/>
    </style:style>
    <style:style style:name="Table2.B" style:family="table-column">
      <style:table-column-properties style:column-width="14.998cm"/>
    </style:style>
    <style:style style:name="Table2.A1" style:family="table-cell">
      <style:table-cell-properties style:vertical-align="middle" fo:padding="0.097cm" fo:border-left="0.05pt solid #000000" fo:border-right="none" fo:border-top="0.05pt solid #000000" fo:border-bottom="none"/>
    </style:style>
    <style:style style:name="Table2.B1" style:family="table-cell">
      <style:table-cell-properties style:vertical-align="middle" fo:padding="0.097cm" fo:border-left="none" fo:border-right="0.05pt solid #000000" fo:border-top="0.05pt solid #000000" fo:border-bottom="none"/>
    </style:style>
    <style:style style:name="Table2.A2" style:family="table-cell">
      <style:table-cell-properties style:vertical-align="middle" fo:padding="0.097cm" fo:border-left="0.05pt solid #000000" fo:border-right="none" fo:border-top="none" fo:border-bottom="none"/>
    </style:style>
    <style:style style:name="Table2.B2" style:family="table-cell">
      <style:table-cell-properties style:vertical-align="middle" fo:padding="0.097cm" fo:border-left="none" fo:border-right="0.05pt solid #000000" fo:border-top="none" fo:border-bottom="none"/>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none" fo:border-right="0.05pt solid #000000" fo:border-top="none" fo:border-bottom="0.05pt solid #000000"/>
    </style:style>
    <style:style style:name="P1" style:family="paragraph" style:parent-style-name="Text_20_body">
      <style:text-properties officeooo:paragraph-rsid="0046c51b"/>
    </style:style>
    <style:style style:name="P2" style:family="paragraph" style:parent-style-name="Standard">
      <style:text-properties officeooo:rsid="00193778" officeooo:paragraph-rsid="00262a8c"/>
    </style:style>
    <style:style style:name="P3" style:family="paragraph" style:parent-style-name="Standard">
      <style:paragraph-properties fo:text-align="start" style:justify-single-word="false"/>
      <style:text-properties style:font-name="Calibri" fo:font-size="13pt" officeooo:rsid="000d6283" officeooo:paragraph-rsid="00193778" style:font-size-asian="13pt" style:font-name-complex="Arial" style:font-size-complex="13pt"/>
    </style:style>
    <style:style style:name="P4" style:family="paragraph" style:parent-style-name="Standard">
      <style:paragraph-properties fo:text-align="start" style:justify-single-word="false"/>
      <style:text-properties style:font-name="Calibri" fo:font-size="13pt" officeooo:rsid="000d6283" officeooo:paragraph-rsid="00479bb6" style:font-size-asian="13pt" style:font-name-complex="Arial" style:font-size-complex="13pt"/>
    </style:style>
    <style:style style:name="P5" style:family="paragraph" style:parent-style-name="Standard">
      <style:text-properties style:font-name="Carlito" fo:font-size="11pt" officeooo:rsid="000869d6" officeooo:paragraph-rsid="00193778" style:font-size-asian="11pt" style:font-size-complex="11pt"/>
    </style:style>
    <style:style style:name="P6" style:family="paragraph" style:parent-style-name="Standard">
      <style:paragraph-properties fo:margin-left="0cm" fo:margin-right="-0.298cm" fo:margin-top="0cm" fo:margin-bottom="0cm" loext:contextual-spacing="false" fo:line-height="100%" fo:text-align="start" style:justify-single-word="false" fo:orphans="2" fo:widows="2" fo:text-indent="0cm" style:auto-text-indent="false" style:writing-mode="lr-tb"/>
      <style:text-properties officeooo:rsid="00193778" officeooo:paragraph-rsid="00479bb6"/>
    </style:style>
    <style:style style:name="P7" style:family="paragraph" style:parent-style-name="Table_20_Contents">
      <style:paragraph-properties fo:text-align="end" style:justify-single-word="false"/>
      <style:text-properties style:font-name="Carlito" fo:font-size="11pt" officeooo:paragraph-rsid="00479bb6" style:font-size-asian="11pt" style:font-size-complex="11pt"/>
    </style:style>
    <style:style style:name="P8" style:family="paragraph" style:parent-style-name="Table_20_Contents">
      <style:text-properties style:font-name="Carlito" fo:font-size="11pt" officeooo:rsid="004caba8" officeooo:paragraph-rsid="004caba8" style:font-size-asian="11pt" style:font-size-complex="11pt"/>
    </style:style>
    <style:style style:name="P9" style:family="paragraph" style:parent-style-name="Table_20_Contents">
      <style:paragraph-properties fo:text-align="start" style:justify-single-word="false"/>
      <style:text-properties style:font-name="Carlito" fo:font-size="11pt" style:font-size-asian="11pt" style:font-size-complex="11pt"/>
    </style:style>
    <style:style style:name="P10" style:family="paragraph" style:parent-style-name="Table_20_Contents">
      <style:paragraph-properties fo:text-align="start" style:justify-single-word="false"/>
      <style:text-properties style:font-name="Carlito" fo:font-size="11pt" fo:font-weight="normal" officeooo:paragraph-rsid="0046c51b" style:font-size-asian="11pt" style:font-weight-asian="normal" style:font-size-complex="11pt" style:font-weight-complex="normal"/>
    </style:style>
    <style:style style:name="P11" style:family="paragraph" style:parent-style-name="Standard">
      <style:paragraph-properties fo:margin-left="0cm" fo:margin-right="0cm" fo:margin-top="0cm" fo:margin-bottom="0cm" loext:contextual-spacing="false" fo:text-indent="0cm" style:auto-text-indent="false"/>
      <style:text-properties fo:color="#000000" style:font-name="Carlito" fo:font-size="11pt" fo:letter-spacing="-0.004cm" officeooo:rsid="000d6283" officeooo:paragraph-rsid="004c3790" style:font-size-asian="11pt" style:font-name-complex="Costa Ptf" style:font-size-complex="11pt" style:font-weight-complex="bold"/>
    </style:style>
    <style:style style:name="P12"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4c3790" style:font-size-asian="11pt" style:font-name-complex="Costa Ptf" style:font-size-complex="11pt"/>
    </style:style>
    <style:style style:name="P13"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0d6283" style:font-size-asian="11pt" style:font-name-complex="Costa Ptf" style:font-size-complex="11pt"/>
    </style:style>
    <style:style style:name="P14"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48e698" officeooo:paragraph-rsid="0048e698" style:font-size-asian="11pt" style:font-name-complex="Costa Ptf" style:font-size-complex="11pt"/>
    </style:style>
    <style:style style:name="P15"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16"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caba8" officeooo:paragraph-rsid="004caba8" style:font-size-asian="11pt" style:font-weight-asian="normal" style:font-name-complex="Costa Ptf" style:font-size-complex="11pt" style:font-weight-complex="normal"/>
    </style:style>
    <style:style style:name="P17"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4dcdd" officeooo:paragraph-rsid="004caba8" style:font-size-asian="11pt" style:font-weight-asian="normal" style:font-name-complex="Costa Ptf" style:font-size-complex="11pt" style:font-weight-complex="normal"/>
    </style:style>
    <style:style style:name="P18"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19"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e4ff9" officeooo:paragraph-rsid="005646e4" style:font-size-asian="11pt" style:font-weight-asian="normal" style:font-name-complex="Costa Ptf" style:font-size-complex="11pt" style:font-weight-complex="normal"/>
    </style:style>
    <style:style style:name="P20"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e4ff9" officeooo:paragraph-rsid="0057bcdb" style:font-size-asian="11pt" style:font-weight-asian="normal" style:font-name-complex="Costa Ptf" style:font-size-complex="11pt" style:font-weight-complex="normal"/>
    </style:style>
    <style:style style:name="P21"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22" style:family="paragraph" style:parent-style-name="Standard">
      <style:paragraph-properties fo:margin-left="0.501cm" fo:margin-right="0cm" fo:margin-top="0cm" fo:margin-bottom="0cm" loext:contextual-spacing="false" fo:text-indent="0cm" style:auto-text-indent="false"/>
      <style:text-properties style:font-name="Carlito" fo:font-size="11pt" style:font-size-asian="11pt" style:font-size-complex="11pt"/>
    </style:style>
    <style:style style:name="P23" style:family="paragraph" style:parent-style-name="Standard">
      <style:paragraph-properties fo:margin-left="0.501cm" fo:margin-right="0cm" fo:margin-top="0cm" fo:margin-bottom="0cm" loext:contextual-spacing="false" fo:text-indent="0cm" style:auto-text-indent="false"/>
      <style:text-properties style:font-name="Carlito" fo:font-size="11pt" fo:font-weight="normal" style:font-size-asian="11pt" style:font-weight-asian="normal" style:font-name-complex="Costa Ptf" style:font-size-complex="11pt" style:font-weight-complex="normal"/>
    </style:style>
    <style:style style:name="P24" style:family="paragraph" style:parent-style-name="Standard">
      <style:paragraph-properties fo:margin-left="0.034cm" fo:margin-right="0cm" fo:margin-top="0cm" fo:margin-bottom="0cm" loext:contextual-spacing="false" fo:line-height="115%" fo:text-align="justify" style:justify-single-word="false" fo:orphans="2" fo:widows="2" fo:text-indent="0cm" style:auto-text-indent="false"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25"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34c1f" style:font-size-asian="11pt" style:font-weight-asian="normal" style:font-name-complex="Costa Ptf" style:font-size-complex="11pt" style:font-weight-complex="normal"/>
    </style:style>
    <style:style style:name="P26"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8e698" style:font-size-asian="11pt" style:font-weight-asian="normal" style:font-name-complex="Costa Ptf" style:font-size-complex="11pt" style:font-weight-complex="normal"/>
    </style:style>
    <style:style style:name="P27" style:family="paragraph" style:parent-style-name="Standard">
      <style:paragraph-properties fo:margin-left="7.504cm" fo:margin-right="0cm" fo:text-align="center" style:justify-single-word="false" fo:text-indent="0cm" style:auto-text-indent="false"/>
      <style:text-properties style:font-name="Carlito" fo:font-size="11pt" fo:font-weight="bold" officeooo:rsid="004a98dd" officeooo:paragraph-rsid="004a98dd" style:font-size-asian="11pt" style:font-weight-asian="bold" style:font-size-complex="11pt" style:font-weight-complex="bold"/>
    </style:style>
    <style:style style:name="P28" style:family="paragraph" style:parent-style-name="Standard" style:list-style-name="L1">
      <loext:graphic-properties draw:fill="none"/>
      <style:paragraph-properties fo:margin-top="0cm" fo:margin-bottom="0cm" loext:contextual-spacing="false" fo:line-height="115%" fo:text-align="justify" style:justify-single-word="false" fo:orphans="2" fo:widows="2" fo:background-color="transparent" style:writing-mode="lr-tb"/>
      <style:text-properties style:font-name="Carlito" fo:font-size="11pt" fo:font-weight="normal" officeooo:rsid="004e4ff9" officeooo:paragraph-rsid="00596175" style:font-size-asian="11pt" style:font-weight-asian="normal" style:font-name-complex="Costa Ptf" style:font-size-complex="11pt" style:font-weight-complex="normal"/>
    </style:style>
    <style:style style:name="P29" style:family="paragraph" style:parent-style-name="Text_20_body" style:master-page-name="First_20_Page">
      <style:paragraph-properties style:page-number="auto"/>
      <style:text-properties officeooo:paragraph-rsid="0046c51b"/>
    </style:style>
    <style:style style:name="T1" style:family="text">
      <style:text-properties fo:font-variant="small-caps" style:font-name="Arial" fo:font-size="11pt" fo:font-weight="bold" officeooo:rsid="0046c51b" style:font-size-asian="11pt" style:font-weight-asian="bold" style:font-size-complex="11pt" style:font-weight-complex="bold"/>
    </style:style>
    <style:style style:name="T2" style:family="text">
      <style:text-properties fo:font-variant="small-caps" style:font-name="Carlito" fo:font-size="11pt" fo:font-weight="bold" officeooo:rsid="0046c51b" style:font-size-asian="11pt" style:font-weight-asian="bold" style:font-size-complex="11pt" style:font-weight-complex="bold"/>
    </style:style>
    <style:style style:name="T3" style:family="text">
      <style:text-properties fo:language="nl" fo:country="NL" style:font-name-complex="Arial"/>
    </style:style>
    <style:style style:name="T4" style:family="text">
      <style:text-properties fo:language="nl" fo:country="NL" officeooo:rsid="00479bb6" style:font-name-complex="Arial"/>
    </style:style>
    <style:style style:name="T5" style:family="text">
      <style:text-properties style:font-name-complex="Costa Ptf"/>
    </style:style>
    <style:style style:name="T6" style:family="text">
      <style:text-properties style:text-underline-style="solid" style:text-underline-width="auto" style:text-underline-color="font-color" officeooo:rsid="004c3790"/>
    </style:style>
    <style:style style:name="T7" style:family="text">
      <style:text-properties officeooo:rsid="004caba8"/>
    </style:style>
    <style:style style:name="T8" style:family="text">
      <style:text-properties officeooo:rsid="004e4ff9"/>
    </style:style>
    <style:style style:name="T9" style:family="text">
      <style:text-properties fo:font-weight="bold" style:font-weight-asian="bold" style:font-weight-complex="bold"/>
    </style:style>
    <style:style style:name="T10" style:family="text">
      <style:text-properties style:font-name="Carlito" fo:font-size="11pt" style:font-size-asian="11pt" style:font-size-complex="11pt"/>
    </style:style>
    <style:style style:name="T11" style:family="text">
      <style:text-properties style:font-name="Carlito" fo:font-size="11pt" fo:font-weight="normal" style:font-size-asian="11pt" style:font-weight-asian="normal" style:font-size-complex="11pt" style:font-weight-complex="normal"/>
    </style:style>
    <style:style style:name="T12" style:family="text">
      <style:text-properties officeooo:rsid="006b5399"/>
    </style:style>
    <style:style style:name="T13" style:family="text">
      <style:text-properties officeooo:rsid="006a899d"/>
    </style:style>
    <style:style style:name="T14" style:family="text">
      <style:text-properties officeooo:rsid="0067e36e"/>
    </style:style>
    <style:style style:name="T15" style:family="text">
      <style:text-properties officeooo:rsid="0059c4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Montreuil_20_gras"><text:span text:style-name="T2"/></text:span></text:p>
      <text:p text:style-name="P2"><text:span text:style-name="Montreuil_20_gras"><text:span text:style-name="T10"/></text:span></text:p>
      <table:table table:name="Tableau1" table:style-name="Tableau1">
        <table:table-column table:style-name="Tableau1.A"/>
        <table:table-column table:style-name="Tableau1.B"/>
        <table:table-row>
          <table:table-cell table:style-name="Tableau1.A1" office:value-type="string">
            <text:p text:style-name="P9"/>
          </table:table-cell>
          <table:table-cell table:style-name="Tableau1.A1" office:value-type="string">
            <text:p text:style-name="P10">[<text:span text:style-name="T15">recipient</text:span>.postal_address]</text:p>
          </table:table-cell>
        </table:table-row>
      </table:table>
      <text:p text:style-name="P3"><text:span text:style-name="Montreuil_20_gras"><text:span text:style-name="T11"/></text:span></text:p>
      <text:p text:style-name="P4"><text:span text:style-name="Montreuil_20_gras"><text:span text:style-name="T11"/></text:span></text:p>
      <table:table table:name="Table2" table:style-name="Table2">
        <table:table-column table:style-name="Table2.A"/>
        <table:table-column table:style-name="Table2.B"/>
        <table:table-row>
          <table:table-cell table:style-name="Table2.A1" office:value-type="string">
            <text:p text:style-name="P7"><text:span text:style-name="T6">Objet</text:span>:</text:p>
          </table:table-cell>
          <table:table-cell table:style-name="Table2.B1" office:value-type="string">
            <text:p text:style-name="P11">Accusé de Réception de votre demande intervenant dans le cadre d’une décision implicite d’acceptation</text:p>
          </table:table-cell>
        </table:table-row>
        <table:table-row>
          <table:table-cell table:style-name="Table2.A2" office:value-type="string">
            <text:p text:style-name="P7"><text:span text:style-name="T6">Reçu le</text:span> :</text:p>
          </table:table-cell>
          <table:table-cell table:style-name="Table2.B2" office:value-type="string">
            <text:p text:style-name="P8">[res_letterbox.doc_date]</text:p>
          </table:table-cell>
        </table:table-row>
        <table:table-row>
          <table:table-cell table:style-name="Table2.A3" office:value-type="string">
            <text:p text:style-name="P7"><text:span text:style-name="T6">N° d'enregistrement</text:span> :</text:p>
          </table:table-cell>
          <table:table-cell table:style-name="Table2.B3" office:value-type="string">
            <text:p text:style-name="P8">[res_letterbox.alt_identifier]</text:p>
          </table:table-cell>
        </table:table-row>
      </table:table>
      <text:p text:style-name="P6"><text:span text:style-name="Montreuil_20_gras"><text:span text:style-name="T10"/></text:span></text:p>
      <text:p text:style-name="P22"><text:span text:style-name="T3"><text:tab/><text:tab/><text:tab/><text:tab/><text:tab/><text:tab/><text:tab/></text:span><text:span text:style-name="T4">Maarch-les-Bains</text:span><text:span text:style-name="T5">, le <text:s/></text:span><text:span text:style-name="T5"><text:date style:data-style-name="N76" text:date-value="2019-12-27T14:37:20.210625040">27 décembre 2019</text:date></text:span></text:p>
      <text:p text:style-name="P12"><text:s/></text:p>
      <text:p text:style-name="P13"/>
      <text:p text:style-name="P13"/>
      <text:p text:style-name="P14">[<text:span text:style-name="T15">recipient</text:span>.title] [<text:span text:style-name="T15">recipient</text:span>.lastname],</text:p>
      <text:p text:style-name="P23"/>
      <text:p text:style-name="P16">Vous avez saisi la Ville de Maarch-les-Bains d'une demande enregistrée le [res_letterbox.doc_date] et qui relève de notre compétence.</text:p>
      <text:p text:style-name="P17"/>
      <text:p text:style-name="P20">Votre demande concerne <text:span text:style-name="T14">[res_letterbox.subject]</text:span>.</text:p>
      <text:p text:style-name="P17"/>
      <text:p text:style-name="P24">Votre demande est susceptible de faire l'objet d'une décision implicite d'acceptation.</text:p>
      <text:p text:style-name="P24">Le silence de la Ville de <text:span text:style-name="T7">Maarch-les-Bains</text:span> dans les jours suivant la réception de votre demande vaudra acceptation, soit le <text:span text:style-name="T9">[res_letterbox.process_limit_date]</text:span>.</text:p>
      <text:p text:style-name="P15"/>
      <text:p text:style-name="P18">Le présent accusé de réception, que nous vous invitons à conserver, vous informe des prochaines étapes de la procédure :</text:p>
      <text:p text:style-name="P21"/>
      <text:p text:style-name="P18">Si l'instruction de votre demande nécessite des informations ou pièces complémentaires, le Service compétent vous contactera afin de les obtenir, dans un délai qui vous sera indiqué.</text:p>
      <text:p text:style-name="P21"/>
      <text:p text:style-name="P18">Le délai au terme duquel la décision implicite d'acceptation interviendra ne commencera à courir qu’à compter de la réception du dossier complet (à compter de la réception des pièces complémentaires demandées).</text:p>
      <text:p text:style-name="P21"/>
      <text:p text:style-name="P21"><text:span text:style-name="T8">En cas de décision implicite d'acceptation, vous êtes informé que vous avez la possibilité de demander une attestation au service chargé du dossier, conformément aux dispositions de l'article 22 de la loi n° 2000-321 du 12 avril 2000 relative aux droits des citoyens dans leurs relations avec les administrations modifiée.</text:span> </text:p>
      <text:p text:style-name="P21"/>
      <text:p text:style-name="P18"/>
      <text:p text:style-name="P18">Pour tout renseignement concernant votre dossier, vous pouvez contacter :</text:p>
      <text:p text:style-name="P18"/>
      <text:p text:style-name="P19"><text:soft-page-break/>le service instructeur compétent : </text:p>
      <text:list xml:id="list1728733412" text:style-name="L1">
        <text:list-item>
          <text:p text:style-name="P28">par téléphone <text:span text:style-name="T13">[user.phone]</text:span></text:p>
        </text:list-item>
        <text:list-item>
          <text:p text:style-name="P28">ou par messagerie électronique <text:span text:style-name="T12">[user.mail]</text:span></text:p>
        </text:list-item>
      </text:list>
      <text:p text:style-name="P18"/>
      <text:p text:style-name="P18"/>
      <text:p text:style-name="P18">Bien respectueusement,</text:p>
      <text:p text:style-name="P25"/>
      <text:p text:style-name="P26"><text:span text:style-name="T8"><text:tab/><text:tab/><text:tab/><text:tab/><text:tab/><text:tab/><text:tab/><text:tab/>Le service compétent</text:span> </text:p>
      <text:p text:style-name="P5"><text:tab/><text:tab/><text:tab/><text:tab/><text:tab/><text:tab/><text:tab/></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shadow="none">
        <style:tab-stops/>
      </style:paragraph-properties>
      <style:text-properties style:font-size-asian="10.5pt"/>
    </style:style>
    <style:style style:name="List" style:family="paragraph" style:parent-style-name="Text_20_body" style:class="list">
      <style:text-properties style:font-name="Arial2"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2"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2" fo:font-family="Arial" style:font-family-generic="swiss" style:font-size-asian="12pt" style:font-name-complex="Mangal1" style:font-family-complex="Mangal"/>
    </style:style>
    <style:style style:name="Sans_20_nom1" style:display-name="Sans nom1" style:family="paragraph" style:parent-style-name="Standard"/>
    <style:style style:name="Montreuil_20_8_20_bord_20_gauche" style:display-name="Montreuil 8 bord gauche" style:family="paragraph" style:parent-style-name="Text_20_body">
      <style:paragraph-properties fo:margin-left="0cm" fo:margin-right="0cm" fo:text-indent="0cm" style:auto-text-indent="false" fo:padding="0.15cm" fo:border-left="0.06pt solid #000000" fo:border-right="none" fo:border-top="none" fo:border-bottom="none"/>
      <style:text-properties fo:font-size="8pt" officeooo:rsid="000869d6" style:font-size-asian="10.5pt"/>
    </style:style>
    <style:style style:name="Montreuil_20_10_20_bord_20_gauche_20_" style:display-name="Montreuil 10 bord gauche " style:family="paragraph" style:parent-style-name="Text_20_body">
      <style:paragraph-properties fo:margin-left="9.7cm" fo:margin-right="0cm" fo:text-indent="0cm" style:auto-text-indent="false" fo:padding="0.15cm" fo:border-left="0.06pt solid #000000" fo:border-right="none" fo:border-top="none" fo:border-bottom="none"/>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000000" style:shadow="none"/>
      <style:text-properties fo:font-size="1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none"/>
      <style:text-properties fo:font-size="10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au_20_2" style:display-name="Tableau 2" style:family="paragraph" style:parent-style-name="Table">
      <style:text-properties style:font-name="Arial1" fo:font-family="Arial" style:font-style-name="Gras" style:font-family-generic="swiss" style:font-pitch="variable" fo:font-style="normal" fo:font-weight="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Montreuil_20_gras" style:display-name="Montreuil gras" style:family="text">
      <style:text-properties fo:font-size="10pt" fo:font-weight="bold" style:font-size-asian="10.5pt"/>
    </style:style>
    <style:style style:name="Montreuil_20_souligné" style:display-name="Montreuil souligné" style:family="text">
      <style:text-properties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ied_20_de_20_page_20_Car" style:display-name="Pied de page Car" style:family="text" style:parent-style-name="Police_20_par_20_défaut"/>
    <style:style style:name="En-tête_20_Car" style:display-name="En-tête Car" style:family="text" style:parent-style-name="Police_20_par_20_défaut"/>
    <style:style style:name="Corps_20_de_20_texte_20_Car" style:display-name="Corps de texte Car"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font-size-complex="12pt"/>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olice_20_par_20_défaut" style:display-name="Police par défaut" style:family="text"/>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0" style:family="text">
      <style:text-properties fo:font-size="10pt" fo:font-weight="normal" style:font-size-asian="10pt" style:font-weight-asian="norma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style style:name="WW8Num5z0"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4z0" style:family="text"/>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First_20_Page">
      <style:paragraph-properties style:page-number="auto"/>
      <style:text-properties officeooo:paragraph-rsid="0046c51b"/>
    </style:style>
    <style:style style:name="MP2" style:family="paragraph" style:parent-style-name="Text_20_body">
      <style:text-properties officeooo:paragraph-rsid="0046c51b"/>
    </style:style>
    <style:style style:name="MT1" style:family="text">
      <style:text-properties fo:font-variant="small-caps" style:font-name="Arial" fo:font-size="11pt" fo:font-weight="bold" officeooo:rsid="0046c51b" style:font-size-asian="11pt" style:font-weight-asian="bold" style:font-size-complex="11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text:page-number>/<text:page-count>2</text:page-count></text:p>
      </style:footer>
    </style:master-page>
    <style:master-page style:name="First_20_Page" style:display-name="First Page" style:page-layout-name="Mpm2" style:next-style-name="Standard">
      <style:header>
        <text:p text:style-name="MP1"><text:span text:style-name="Montreuil_20_gras"><text:span text:style-name="MT1">Ville de Maarch-les-Bains</text:span></text:span><draw:frame draw:style-name="Mfr1" draw:name="Image1" text:anchor-type="char" svg:x="11.093cm" svg:y="-0.203cm" svg:width="5.907cm" svg:height="1.743cm" draw:z-index="0"><draw:image xlink:href="Pictures/10004FA300004BE5000016277232C1F4BFB5624D.svg" xlink:type="simple" xlink:show="embed" xlink:actuate="onLoad" loext:mime-type="image/svg+xml"/><draw:image xlink:href="Pictures/10000201000002DE000000D66C0085DFD5956EFC.png" xlink:type="simple" xlink:show="embed" xlink:actuate="onLoad"/></draw:frame></text:p>
        <text:p text:style-name="MP2"><text:span text:style-name="Montreuil_20_gras"><text:span text:style-name="MT1">Place de la Liberté</text:span></text:span></text:p>
        <text:p text:style-name="MP2"><text:span text:style-name="Montreuil_20_gras"><text:span text:style-name="MT1">99000 Maarch-les-Bains</text:span></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01:08.749000000</meta:creation-date>
    <meta:editing-duration>PT1H59S</meta:editing-duration>
    <meta:editing-cycles>30</meta:editing-cycles>
    <meta:generator>LibreOffice/6.0.7.3$Linux_X86_64 LibreOffice_project/00m0$Build-3</meta:generator>
    <dc:date>2019-12-27T14:37:20.043351593</dc:date>
    <meta:print-date>2016-06-06T11:07:27.701000000</meta:print-date>
    <dc:creator>Florian Azizian</dc:creator>
    <meta:document-statistic meta:table-count="2" meta:image-count="1" meta:object-count="0" meta:page-count="2" meta:paragraph-count="29" meta:word-count="253" meta:character-count="1869" meta:non-whitespace-character-count="1616"/>
  </office:meta>
</office:document-meta>
</file>